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2.1728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4.2791in"/>
    </style:style>
    <style:style style:name="co6" style:family="table-column">
      <style:table-column-properties fo:break-before="auto" style:column-width="4.2134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5709in" fo:break-before="auto" style:use-optimal-row-height="false"/>
    </style:style>
    <style:style style:name="ro6" style:family="table-row">
      <style:table-row-properties style:row-height="0.5902in" fo:break-before="auto" style:use-optimal-row-height="true"/>
    </style:style>
    <style:style style:name="ro7" style:family="table-row">
      <style:table-row-properties style:row-height="0.5016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5209in" fo:break-before="auto" style:use-optimal-row-height="false"/>
    </style:style>
    <style:style style:name="ro10" style:family="table-row">
      <style:table-row-properties style:row-height="0.3516in" fo:break-before="auto" style:use-optimal-row-height="false"/>
    </style:style>
    <style:style style:name="ro11" style:family="table-row">
      <style:table-row-properties style:row-height="0.6209in" fo:break-before="auto" style:use-optimal-row-height="false"/>
    </style:style>
    <style:style style:name="ro12" style:family="table-row">
      <style:table-row-properties style:row-height="0.4516in" fo:break-before="auto" style:use-optimal-row-height="false"/>
    </style:style>
    <style:style style:name="ro13" style:family="table-row">
      <style:table-row-properties style:row-height="1.0571in" fo:break-before="auto" style:use-optimal-row-height="true"/>
    </style:style>
    <style:style style:name="ro14" style:family="table-row">
      <style:table-row-properties style:row-height="0.2898in" fo:break-before="auto" style:use-optimal-row-height="false"/>
    </style:style>
    <style:style style:name="ro15" style:family="table-row">
      <style:table-row-properties style:row-height="0.7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use-window-font-color="true" style:font-name="Cascadia Code1"/>
    </style:style>
    <style:style style:name="ce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 fo:font-weight="normal" style:font-weight-asian="normal" style:font-weight-complex="normal"/>
    </style:style>
    <style:style style:name="ce17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middl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1"/>
    </style:style>
    <style:style style:name="ce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Subtle_20_Borders_20_-_20_White_20_BG">
      <style:table-cell-properties fo:border-bottom="0.74pt solid #b2b2b2" fo:wrap-option="wrap" fo:border-left="none" fo:border-right="none" fo:border-top="0.74pt solid #b2b2b2"/>
    </style:style>
    <style:style style:name="ce1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1" fo:font-weight="normal" style:font-weight-asian="normal" style:font-weight-complex="normal"/>
    </style:style>
    <style:style style:name="ce1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in"/>
    </style:style>
    <style:style style:name="ce29" style:family="table-cell" style:parent-style-name="Subtle_20_Borders_20_-_20_White_20_BG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1"/>
    </style:style>
    <style:style style:name="ce3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3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40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1"/>
    </style:style>
    <style:style style:name="ce4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4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 fo:font-weight="normal" style:font-weight-asian="normal" style:font-weight-complex="normal"/>
    </style:style>
    <style:style style:name="ce4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</style:style>
    <style:style style:name="ce5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/>
    </style:style>
    <style:style style:name="ce54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</style:style>
    <style:style style:name="ce55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5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Subtle_20_Borders_20_-_20_White_20_BG">
      <style:table-cell-properties fo:wrap-option="wrap"/>
    </style:style>
    <style:style style:name="ce5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1"/>
    </style:style>
    <style:style style:name="ce6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in"/>
    </style:style>
    <style:style style:name="ce6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3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Cascadia Code1"/>
    </style:style>
    <style:style style:name="ce33" style:family="table-cell" style:parent-style-name="Default">
      <style:table-cell-properties fo:wrap-option="wrap" style:vertical-align="top"/>
      <style:text-properties style:font-name="Cascadia Code1"/>
    </style:style>
    <style:style style:name="ce65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1"/>
    </style:style>
    <style:style style:name="T1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-asian="MathJax_Main" style:font-name-complex="MathJax_Main" style:font-weight-asian="normal" style:font-weight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5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6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30"/>
        <table:table-column table:style-name="co4" table:default-cell-style-name="ce48"/>
        <table:table-column table:style-name="co5" table:default-cell-style-name="ce60"/>
        <table:table-column table:style-name="co6" table:default-cell-style-name="ce60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1015" table:default-cell-style-name="ce33"/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No Terminal</text:p>
          </table:table-cell>
          <table:table-cell table:style-name="ce2"/>
          <table:table-cell table:style-name="ce2" office:value-type="string" calcext:value-type="string">
            <text:p>Composión</text:p>
          </table:table-cell>
          <table:table-cell table:style-name="ce2" office:value-type="string" calcext:value-type="string">
            <text:p>Ejemplo</text:p>
          </table:table-cell>
          <table:table-cell table:style-name="ce34"/>
          <table:table-cell table:style-name="ce18" table:number-columns-repeated="1017"/>
        </table:table-row>
        <table:table-row table:style-name="ro2">
          <table:table-cell table:style-name="ce3" office:value-type="string" calcext:value-type="string">
            <text:p>Simbolo Inicial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inici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mportar_opcional clases_opcionales funciones_opcionales instrucciones_opcionales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3">
            <text:p>Existente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>
            <text:p>importar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1">declara_importacion SEMI importar_opcional</text:span></text:p>
          </table:table-cell>
          <table:table-cell table:style-name="ce53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declara_importa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 ID | FROM ID IMPORT ID</text:p>
          </table:table-cell>
          <table:covered-table-cell table:style-name="ce53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importar_opcion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ar | <text:span text:style-name="T2">∈</text:span></text:p>
          </table:table-cell>
          <table:covered-table-cell table:style-name="ce53"/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1" table:number-rows-spanned="5">
            <text:p>Existente</text:p>
          </table:table-cell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clases_opcional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lases | ∈</text:span></text:p>
          </table:table-cell>
          <table:table-cell table:style-name="ce61" office:value-type="string" calcext:value-type="string" table:number-columns-spanned="1" table:number-rows-spanned="5">
            <text:p>class una_Clase {</text:p>
            <text:p>    int unAtributo = 34;</text:p>
            <text:p>    string otroAtributo = "Lorem ipsum"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  <table:table-cell table:number-columns-repeated="1018"/>
        </table:table-row>
        <table:table-row table:style-name="ro4">
          <table:covered-table-cell table:style-name="ce3"/>
          <table:covered-table-cell table:style-name="ce10"/>
          <table:table-cell table:style-name="ce12" office:value-type="string" calcext:value-type="string">
            <text:p>clas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e clases_opcionales</text:p>
          </table:table-cell>
          <table:covered-table-cell table:style-name="ce41"/>
          <table:table-cell table:number-columns-repeated="1018"/>
        </table:table-row>
        <table:table-row table:style-name="ro5">
          <table:covered-table-cell table:number-columns-repeated="2" table:style-name="ce3"/>
          <table:table-cell table:style-name="ce16" office:value-type="string" calcext:value-type="string">
            <text:p>cla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S ID LLAVE_IZQ atributos_opcionales funciones_opcionales LLAVE_DER</text:p>
          </table:table-cell>
          <table:covered-table-cell table:style-name="ce41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_opcionales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atributos | ∈</text:p>
          </table:table-cell>
          <table:covered-table-cell table:style-name="ce41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declara_variable</text:span> atributos_opcionales</text:p>
          </table:table-cell>
          <table:covered-table-cell table:style-name="ce41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1" table:number-rows-spanned="9">
            <text:p>Existente</text:p>
          </table:table-cell>
          <table:table-cell table:style-name="ce14" office:value-type="float" office:value="3" calcext:value-type="float" table:number-columns-spanned="1" table:number-rows-spanned="9">
            <text:p>3</text:p>
          </table:table-cell>
          <table:table-cell table:style-name="ce13" office:value-type="string" calcext:value-type="string">
            <text:p>funcione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es | ∈</text:p>
          </table:table-cell>
          <table:table-cell table:style-name="ce53" office:value-type="string" calcext:value-type="string" table:number-columns-spanned="1" table:number-rows-spanned="9">
            <text:p>def nombre_funcion: void () {</text:p>
            <text:p>    int variable = 10;</text:p>
            <text:p>}</text:p>
            <text:p/>
            <text:p>def otra_funcion: int (boolean bo, int entero) {</text:p>
            <text:p>    if (bo) {</text:p>
            <text:p>        int nuevo_numero = entero +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fun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 funciones_opcionales</text:p>
          </table:table-cell>
          <table:covered-table-cell table:style-name="ce53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TION ID COLON tipo_funcion</text:p>
          </table:table-cell>
          <table:covered-table-cell table:style-name="ce53"/>
          <table:table-cell table:number-columns-repeated="1018"/>
        </table:table-row>
        <table:table-row table:style-name="ro6">
          <table:covered-table-cell table:style-name="ce7"/>
          <table:covered-table-cell table:style-name="ce14"/>
          <table:table-cell table:style-name="ce13" office:value-type="string" calcext:value-type="string">
            <text:p>tipo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53"/>
          <table:table-cell table:style-name="ce65"/>
          <table:table-cell table:number-columns-repeated="1017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PAR_IZQ parametros_opcionales PAR_DER</text:p>
          </table:table-cell>
          <table:covered-table-cell table:style-name="ce53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parametro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declara_parametros | </text:span><text:span text:style-name="T4">∈</text:span></text:p>
          </table:table-cell>
          <table:covered-table-cell table:style-name="ce53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declara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ID mas_parametros</text:p>
          </table:table-cell>
          <table:covered-table-cell table:style-name="ce53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mas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COMMA declara_parametros | </text:span><text:span text:style-name="T4">∈</text:span></text:p>
          </table:table-cell>
          <table:covered-table-cell table:style-name="ce53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ejecutar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EXECUTE ID PAR_IZQ PAR_DER SEMI</text:p>
          </table:table-cell>
          <table:covered-table-cell table:style-name="ce53"/>
          <table:table-cell table:number-columns-repeated="1018"/>
        </table:table-row>
        <table:table-row table:style-name="ro7">
          <table:table-cell table:style-name="ce3" office:value-type="string" calcext:value-type="string" table:number-columns-spanned="1" table:number-rows-spanned="2">
            <text:p>Existente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16" office:value-type="string" calcext:value-type="string">
            <text:p>ciclo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valuar_while bloque_codigo</text:p>
          </table:table-cell>
          <table:table-cell table:style-name="ce41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  <table:table-cell table:number-columns-repeated="1018"/>
        </table:table-row>
        <table:table-row table:style-name="ro7">
          <table:covered-table-cell table:number-columns-repeated="2" table:style-name="ce3"/>
          <table:table-cell table:style-name="ce16" office:value-type="string" calcext:value-type="string">
            <text:p>evaluar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WHILE_LOOP PAR_IZQ exp_logica <text:s/>PAR_DER</text:p>
          </table:table-cell>
          <table:covered-table-cell table:style-name="ce41"/>
          <table:table-cell table:style-name="ce65"/>
          <table:table-cell table:number-columns-repeated="1017"/>
        </table:table-row>
        <table:table-row table:style-name="ro8">
          <table:table-cell table:style-name="ce14" office:value-type="string" calcext:value-type="string">
            <text:p>Existente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string" calcext:value-type="string">
            <text:p>ciclo_do_while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DO_LOOP bloque_codigo</text:span> evaluar_while</text:p>
          </table:table-cell>
          <table:table-cell table:style-name="ce53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3">
            <text:p>Existente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16" office:value-type="string" calcext:value-type="string">
            <text:p>ciclo_f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FOR_LOOP PAR_IZQ iterador exp_logica SEMI incremento PAR_DER bloque_codigo</text:p>
          </table:table-cell>
          <table:table-cell table:style-name="ce41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terad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declara_variable | ID</text:p>
          </table:table-cell>
          <table:covered-table-cell table:style-name="ce41"/>
          <table:table-cell table:style-name="ce65"/>
          <table:table-cell table:number-columns-repeated="1017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ncrement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agregar_variable | variable_opr_unario</text:p>
          </table:table-cell>
          <table:covered-table-cell table:style-name="ce41"/>
          <table:table-cell table:style-name="ce65"/>
          <table:table-cell table:number-columns-repeated="1017"/>
        </table:table-row>
        <table:table-row table:style-name="ro9">
          <table:table-cell table:style-name="ce14" office:value-type="string" calcext:value-type="string" table:number-columns-spanned="1" table:number-rows-spanned="6">
            <text:p>Existente</text:p>
          </table:table-cell>
          <table:table-cell table:style-name="ce14" office:value-type="float" office:value="7" calcext:value-type="float" table:number-columns-spanned="1" table:number-rows-spanned="6">
            <text:p>7</text:p>
          </table:table-cell>
          <table:table-cell table:style-name="ce13" office:value-type="string" calcext:value-type="string">
            <text:p>estructura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SWITCH PAR_IZQ ID PAR_DER LLAVE_IZQ switch_opciones default_opcion LLAVE_DER</text:p>
          </table:table-cell>
          <table:table-cell table:style-name="ce53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  <table:table-cell table:number-columns-repeated="1018"/>
        </table:table-row>
        <table:table-row table:style-name="ro9">
          <table:covered-table-cell table:number-columns-repeated="2" table:style-name="ce14"/>
          <table:table-cell table:style-name="ce13" office:value-type="string" calcext:value-type="string">
            <text:p>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ASE COLON switch_literal bloque_codigo_switch mas_switch_opciones</text:p>
          </table:table-cell>
          <table:covered-table-cell table:style-name="ce53"/>
          <table:table-cell table:number-columns-repeated="1018"/>
        </table:table-row>
        <table:table-row table:style-name="ro10">
          <table:covered-table-cell table:number-columns-repeated="2" table:style-name="ce14"/>
          <table:table-cell table:style-name="ce13" office:value-type="string" calcext:value-type="string">
            <text:p>switch_liter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HARACTER | STRING | INTEGER | DECIMAL | COMPLEX</text:p>
          </table:table-cell>
          <table:covered-table-cell table:style-name="ce53"/>
          <table:table-cell table:number-columns-repeated="1018"/>
        </table:table-row>
        <table:table-row table:style-name="ro10">
          <table:covered-table-cell table:number-columns-repeated="2" table:style-name="ce14"/>
          <table:table-cell table:style-name="ce13" office:value-type="string" calcext:value-type="string">
            <text:p>mas_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switch_opciones | </text:span><text:span text:style-name="T4">∈</text:span></text:p>
          </table:table-cell>
          <table:covered-table-cell table:style-name="ce53"/>
          <table:table-cell table:number-columns-repeated="1018"/>
        </table:table-row>
        <table:table-row table:style-name="ro10">
          <table:covered-table-cell table:number-columns-repeated="2" table:style-name="ce14"/>
          <table:table-cell table:style-name="ce13" office:value-type="string" calcext:value-type="string">
            <text:p>default_op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DEFAULT COLON bloque_codigo_switch</text:p>
          </table:table-cell>
          <table:covered-table-cell table:style-name="ce53"/>
          <table:table-cell table:number-columns-repeated="1018"/>
        </table:table-row>
        <table:table-row table:style-name="ro9">
          <table:covered-table-cell table:number-columns-repeated="2" table:style-name="ce14"/>
          <table:table-cell table:style-name="ce13" office:value-type="string" calcext:value-type="string">
            <text:p>bloque_codigo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LLAVE_IZQ instrucciones_opcionales BREAK SEMI LLAVE_DER</text:p>
          </table:table-cell>
          <table:covered-table-cell table:style-name="ce53"/>
          <table:table-cell table:number-columns-repeated="1018"/>
        </table:table-row>
        <table:table-row table:style-name="ro11">
          <table:table-cell table:style-name="ce3" office:value-type="string" calcext:value-type="string" table:number-columns-spanned="1" table:number-rows-spanned="4">
            <text:p>Exixtente</text:p>
          </table:table-cell>
          <table:table-cell table:style-name="ce3" office:value-type="float" office:value="8" calcext:value-type="float" table:number-columns-spanned="1" table:number-rows-spanned="4">
            <text:p>8</text:p>
          </table:table-cell>
          <table:table-cell table:style-name="ce16" office:value-type="string" calcext:value-type="string">
            <text:p>estructura_if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IF PAR_IZQ exp_logica PAR_DER bloque_codigo condicion_opcional condicion_else</text:p>
          </table:table-cell>
          <table:table-cell table:style-name="ce41" office:value-type="string" calcext:value-type="string" table:number-columns-spanned="1" table:number-rows-spanned="4">
            <text:p>if (text == "prueba")</text:p>
            <text:p>{</text:p>
            <text:p>    myDouble += 47;</text:p>
            <text:p>}</text:p>
            <text:p>elif (test == "otra cosa")</text:p>
            <text:p>{</text:p>
            <text:p>    myDouble *= 2;</text:p>
            <text:p>}</text:p>
            <text:p>else</text:p>
            <text:p>{</text:p>
            <text:p>    myDouble -= 10e2;</text:p>
            <text:p>}</text:p>
          </table:table-cell>
          <table:table-cell table:number-columns-repeated="1018"/>
        </table:table-row>
        <table:table-row table:style-name="ro12">
          <table:covered-table-cell table:number-columns-repeated="2" table:style-name="ce3"/>
          <table:table-cell table:style-name="ce16" office:value-type="string" calcext:value-type="string">
            <text:p>condicion_opcional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ondicion_elif | </text:span><text:span text:style-name="T5">∈</text:span></text:p>
          </table:table-cell>
          <table:covered-table-cell table:style-name="ce41"/>
          <table:table-cell table:number-columns-repeated="1018"/>
        </table:table-row>
        <table:table-row table:style-name="ro11">
          <table:covered-table-cell table:number-columns-repeated="2" table:style-name="ce3"/>
          <table:table-cell table:style-name="ce16" office:value-type="string" calcext:value-type="string">
            <text:p>condicion_elif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LIF PAR_IZQ exp_logica PAR_DER bloque_codigo condicion_opcional</text:p>
          </table:table-cell>
          <table:covered-table-cell table:style-name="ce41"/>
          <table:table-cell table:number-columns-repeated="1018"/>
        </table:table-row>
        <table:table-row table:style-name="ro12">
          <table:covered-table-cell table:number-columns-repeated="2" table:style-name="ce3"/>
          <table:table-cell table:style-name="ce16" office:value-type="string" calcext:value-type="string">
            <text:p>condicion_el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ELSE bloque_codigo | </text:span><text:span text:style-name="T5">∈</text:span></text:p>
          </table:table-cell>
          <table:covered-table-cell table:style-name="ce41"/>
          <table:table-cell table:number-columns-repeated="1018"/>
        </table:table-row>
        <table:table-row table:style-name="ro13">
          <table:table-cell table:style-name="ce14" office:value-type="string" calcext:value-type="string">
            <text:p>Existente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string" calcext:value-type="string">
            <text:p>declara_variable</text:p>
          </table:table-cell>
          <table:table-cell table:style-name="ce39" office:value-type="string" calcext:value-type="string">
            <text:p>-&gt;</text:p>
          </table:table-cell>
          <table:table-cell table:style-name="ce53" office:value-type="string" calcext:value-type="string">
            <text:p><text:span text:style-name="T1">DATATYPE_BOOL ID ASSIGNMENT BOOLEAN SEMI | DATATYPE_INT ID ASSIGNMENT INTEGER SEMI | DATATYPE_DECIMAL ID ASSIGNMENT DECIMAL SEMI | DATATYPE_COMPLEX ID ASSIGNMENT COMPLEX SEMI | DATATYPE_STRING ID ASSIGNMENT STRING SEMI | DATATYPE_CHAR ID ASSIGNMENT CHARACTER SEMI</text:span></text:p>
          </table:table-cell>
          <table:table-cell table:style-name="ce53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</table:table-cell>
          <table:table-cell table:number-columns-repeated="1018"/>
        </table:table-row>
        <table:table-row table:style-name="ro13">
          <table:table-cell table:style-name="ce3" office:value-type="string" calcext:value-type="string">
            <text:p>Existente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estrucura_try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TRY COLON bloque_codigo EXCEPTION COLON bloque_codigo</text:p>
          </table:table-cell>
          <table:table-cell table:style-name="ce41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1" calcext:value-type="float">
            <text:p>11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2" calcext:value-type="float">
            <text:p>12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3" calcext:value-type="float">
            <text:p>13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4" calcext:value-type="float">
            <text:p>14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5" calcext:value-type="float">
            <text:p>15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6" calcext:value-type="float">
            <text:p>16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7" calcext:value-type="float">
            <text:p>17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8" calcext:value-type="float">
            <text:p>18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9" calcext:value-type="float">
            <text:p>19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20" calcext:value-type="float">
            <text:p>20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/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1" table:number-rows-spanned="23">
            <text:p>Existente</text:p>
          </table:table-cell>
          <table:table-cell table:style-name="ce9" office:value-type="string" calcext:value-type="string" table:number-columns-spanned="1" table:number-rows-spanned="23">
            <text:p>X</text:p>
          </table:table-cell>
          <table:table-cell table:style-name="ce26" office:value-type="string" calcext:value-type="string">
            <text:p>asignar_variable</text:p>
          </table:table-cell>
          <table:table-cell table:style-name="ce40" office:value-type="string" calcext:value-type="string">
            <text:p>-&gt;</text:p>
          </table:table-cell>
          <table:table-cell table:style-name="ce54" office:value-type="string" calcext:value-type="string">
            <text:p>ID ASSIGNMENT valor</text:p>
          </table:table-cell>
          <table:table-cell table:style-name="ce62" office:value-type="string" calcext:value-type="string" table:number-columns-spanned="1" table:number-rows-spanned="2">
            <text:p>variable = 'A'</text:p>
          </table:table-cell>
          <table:table-cell table:number-columns-repeated="1018"/>
        </table:table-row>
        <table:table-row table:style-name="ro2">
          <table:covered-table-cell table:style-name="ce17"/>
          <table:covered-table-cell table:style-name="ce21"/>
          <table:table-cell table:style-name="ce26" office:value-type="string" calcext:value-type="string">
            <text:p>valor</text:p>
          </table:table-cell>
          <table:table-cell table:style-name="ce40" office:value-type="string" calcext:value-type="string">
            <text:p>-&gt;</text:p>
          </table:table-cell>
          <table:table-cell table:style-name="ce54" office:value-type="string" calcext:value-type="string">
            <text:p><text:span text:style-name="T6">exp_aritmetica | BOOLEAN</text:span> | NULL | STRING | CHARACTER</text:p>
          </table:table-cell>
          <table:covered-table-cell table:style-name="ce62"/>
          <table:table-cell table:number-columns-repeated="1018"/>
        </table:table-row>
        <table:table-row table:style-name="ro6">
          <table:covered-table-cell table:style-name="ce3"/>
          <table:covered-table-cell table:style-name="ce10"/>
          <table:table-cell table:style-name="ce12" office:value-type="string" calcext:value-type="string">
            <text:p>tipo_dato</text:p>
          </table:table-cell>
          <table:table-cell table:style-name="ce38" office:value-type="string" calcext:value-type="string">
            <text:p>-&gt;</text:p>
          </table:table-cell>
          <table:table-cell table:style-name="ce55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41" office:value-type="string" calcext:value-type="string">
            <text:p>boolean</text:p>
            <text:p>string</text:p>
            <text:p>int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agregar_variable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ID ASSIGN_OPT exp_aritmetica</text:p>
          </table:table-cell>
          <table:table-cell table:style-name="ce62" office:value-type="string" calcext:value-type="string">
            <text:p>variable += 2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12" office:value-type="string" calcext:value-type="string">
            <text:p>variable_opr_unario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ID UNARY</text:p>
          </table:table-cell>
          <table:table-cell table:style-name="ce41" office:value-type="string" calcext:value-type="string">
            <text:p>variable++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literal_numerico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INTEGER | DECIMAL | COMPLEX</text:p>
          </table:table-cell>
          <table:table-cell table:style-name="ce62" office:value-type="string" calcext:value-type="string">
            <text:p>10 10.58 10i</text:p>
          </table:table-cell>
          <table:table-cell table:number-columns-repeated="1018"/>
        </table:table-row>
        <table:table-row table:style-name="ro14">
          <table:covered-table-cell table:style-name="ce3"/>
          <table:covered-table-cell table:style-name="ce10"/>
          <table:table-cell table:style-name="ce12" office:value-type="string" calcext:value-type="string">
            <text:p>imprime_consola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PRINT PAR_IZQ STRING PAR_DER SEMI</text:p>
          </table:table-cell>
          <table:table-cell table:style-name="ce41" office:value-type="string" calcext:value-type="string">
            <text:p>print("Hola Mundo");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bloque_codigo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<text:s/>LLAVE_IZQ instrucciones_opcionales LLAVE_DER</text:p>
          </table:table-cell>
          <table:table-cell table:style-name="ce62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instrucciones_opcionales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<text:span text:style-name="T3">instrucciones | </text:span><text:span text:style-name="T4">∈</text:span></text:p>
          </table:table-cell>
          <table:covered-table-cell table:style-name="ce62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intrucciones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declara_instruccion instrucciones_opcionales</text:p>
          </table:table-cell>
          <table:covered-table-cell table:style-name="ce62"/>
          <table:table-cell table:number-columns-repeated="1018"/>
        </table:table-row>
        <table:table-row table:style-name="ro8">
          <table:covered-table-cell table:style-name="ce3"/>
          <table:covered-table-cell table:style-name="ce10"/>
          <table:table-cell table:style-name="ce27" office:value-type="string" calcext:value-type="string">
            <text:p>declara_instruccion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declara_variable | agregar_variable SEMI | variable_opr_unario SEMI | ciclo_while | ciclo_do_while | ciclo_for | estructura_if | estructura_switch | estrucura_try | ejecutar_funcion | imprime_consola</text:p>
          </table:table-cell>
          <table:covered-table-cell table:style-name="ce62"/>
          <table:table-cell table:number-columns-repeated="1018"/>
        </table:table-row>
        <table:table-row table:style-name="ro2">
          <table:covered-table-cell table:style-name="ce3"/>
          <table:covered-table-cell table:style-name="ce10"/>
          <table:table-cell table:style-name="ce12" office:value-type="string" calcext:value-type="string">
            <text:p>exp_logica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ID exp_logica_p | BOOLEAN operacion_logica | valor_comp comparacion</text:p>
          </table:table-cell>
          <table:table-cell table:style-name="ce41" office:value-type="string" calcext:value-type="string" table:number-columns-spanned="1" table:number-rows-spanned="7">
            <text:p>valor1 || valor2</text:p>
            <text:p><text:span text:style-name="T6">valor1 &amp;&amp; valor2</text:span></text:p>
            <text:p><text:span text:style-name="T6">valor1 &gt;= valor2</text:span></text:p>
            <text:p><text:span text:style-name="T6">valor1 &lt;= valor2</text:span></text:p>
            <text:p><text:span text:style-name="T6">valor1 &lt; valor2</text:span></text:p>
            <text:p><text:span text:style-name="T6">valor1 &gt; valor2</text:span></text:p>
            <text:p><text:span text:style-name="T6">valor1 == valor2</text:span></text:p>
            <text:p><text:span text:style-name="T6">valor1 == 30</text:span></text:p>
            <text:p><text:span text:style-name="T6">valor1 == "String"</text:span></text:p>
            <text:p><text:span text:style-name="T6">valor1 == Null</text:span></text:p>
            <text:p><text:span text:style-name="T6"/>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12" office:value-type="string" calcext:value-type="string">
            <text:p>exp_logica_p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comparacion | operacion_logica</text:p>
          </table:table-cell>
          <table:covered-table-cell table:style-name="ce41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12" office:value-type="string" calcext:value-type="string">
            <text:p>comparacion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COMPARISON comparacion_p</text:p>
          </table:table-cell>
          <table:covered-table-cell table:style-name="ce41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12" office:value-type="string" calcext:value-type="string">
            <text:p>comparacion_p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ID | valor_comp</text:p>
          </table:table-cell>
          <table:covered-table-cell table:style-name="ce41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12" office:value-type="string" calcext:value-type="string">
            <text:p>operacion_logica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<text:span text:style-name="T6">LOGICAL operacion_logica_p | </text:span><text:span text:style-name="T7">∈</text:span></text:p>
          </table:table-cell>
          <table:covered-table-cell table:style-name="ce41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36" office:value-type="string" calcext:value-type="string">
            <text:p>operacion_logica_p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ID | BOOLEAN</text:p>
          </table:table-cell>
          <table:covered-table-cell table:style-name="ce41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9" office:value-type="string" calcext:value-type="string">
            <text:p>valor_comp</text:p>
          </table:table-cell>
          <table:table-cell table:style-name="ce38" office:value-type="string" calcext:value-type="string">
            <text:p>-&gt;</text:p>
          </table:table-cell>
          <table:table-cell table:style-name="ce58" office:value-type="string" calcext:value-type="string">
            <text:p>literal_numerico | STRING | CHARACTER | NULL</text:p>
          </table:table-cell>
          <table:covered-table-cell table:style-name="ce41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exp_aritmetica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termino exp_a</text:p>
          </table:table-cell>
          <table:table-cell table:style-name="ce62" office:value-type="string" calcext:value-type="string" table:number-columns-spanned="1" table:number-rows-spanned="5">
            <text:p>(2 - (4 + 5 * 8) % 2) / 10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exp_a_p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<text:span text:style-name="T6">termino exp_a_p | </text:span><text:span text:style-name="T7">∈</text:span></text:p>
          </table:table-cell>
          <table:covered-table-cell table:style-name="ce62"/>
          <table:table-cell table:number-columns-repeated="1018"/>
        </table:table-row>
        <table:table-row table:style-name="ro3">
          <table:covered-table-cell table:style-name="ce3"/>
          <table:covered-table-cell table:style-name="ce10"/>
          <table:table-cell table:style-name="ce27" office:value-type="string" calcext:value-type="string">
            <text:p>termino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factor termino_p</text:p>
          </table:table-cell>
          <table:covered-table-cell table:style-name="ce62"/>
          <table:table-cell table:number-columns-repeated="1018"/>
        </table:table-row>
        <table:table-row table:style-name="ro15">
          <table:covered-table-cell table:style-name="ce3"/>
          <table:covered-table-cell table:style-name="ce10"/>
          <table:table-cell table:style-name="ce27" office:value-type="string" calcext:value-type="string">
            <text:p>termino_p</text:p>
          </table:table-cell>
          <table:table-cell table:style-name="ce40" office:value-type="string" calcext:value-type="string">
            <text:p>-&gt;</text:p>
          </table:table-cell>
          <table:table-cell table:style-name="ce59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62"/>
          <table:table-cell table:number-columns-repeated="1018"/>
        </table:table-row>
        <table:table-row table:style-name="ro2">
          <table:covered-table-cell table:style-name="ce3"/>
          <table:covered-table-cell table:style-name="ce10"/>
          <table:table-cell table:style-name="ce27" office:value-type="string" calcext:value-type="string">
            <text:p>factor</text:p>
          </table:table-cell>
          <table:table-cell table:style-name="ce40" office:value-type="string" calcext:value-type="string">
            <text:p>-&gt;</text:p>
          </table:table-cell>
          <table:table-cell table:style-name="ce56" office:value-type="string" calcext:value-type="string">
            <text:p>PAR_IZQ exp_aritmetica PAR_DER | literal_numerico | ID</text:p>
          </table:table-cell>
          <table:covered-table-cell table:style-name="ce62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btle_20_Borders_20_-_20_Grey_20_BG" style:display-name="Subtle Borders - Grey BG" style:family="table-cell" style:parent-style-name="Text">
      <style:table-cell-properties fo:background-color="#dddddd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  <style:style style:name="Subtle_20_Borders_20_-_20_White_20_BG" style:display-name="Subtle Borders - White BG" style:family="table-cell" style:parent-style-name="Text">
      <style:table-cell-properties fo:background-color="#ffffff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28T21:58:27.163791145</dc:date>
    <meta:editing-duration>PT7H4M47S</meta:editing-duration>
    <meta:editing-cycles>67</meta:editing-cycles>
    <meta:generator>LibreOffice/7.3.7.2$Linux_X86_64 LibreOffice_project/30$Build-2</meta:generator>
    <meta:document-statistic meta:table-count="1" meta:cell-count="257" meta:object-count="0"/>
  </office:meta>
</office:document-meta>
</file>